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 svg:font-family="Menlo, Monaco, Consolas, 'Courier New', monospace"/>
    <style:font-face style:name="OpenSymbol" svg:font-family="OpenSymbol"/>
    <style:font-face style:name="system-ui" svg:font-family="system-ui, 'Helvetica Neue',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0042in" table:align="left"/>
    </style:style>
    <style:style style:name="Table1.A" style:family="table-column">
      <style:table-column-properties style:column-width="0.7521in"/>
    </style:style>
    <style:style style:name="Table1.B" style:family="table-column">
      <style:table-column-properties style:column-width="4.2521in"/>
    </style:style>
    <style:style style:name="Table1.A1" style:family="table-cell">
      <style:table-cell-properties style:vertical-align="middle" fo:padding="0.0194in" fo:border="none"/>
    </style:style>
    <style:style style:name="P1" style:family="paragraph" style:parent-style-name="Text_20_body" style:list-style-name="L7">
      <style:paragraph-properties fo:margin-left="0in" fo:margin-right="0in" fo:margin-top="0in" fo:margin-bottom="0.2083in" fo:line-height="140%" fo:text-indent="0in" style:auto-text-indent="false" fo:padding-left="0.1043in" fo:padding-right="0.1043in" fo:padding-top="0.4689in" fo:padding-bottom="0.1563in" fo:border="0.0008in solid #dddddd"/>
      <style:text-properties fo:font-size="15.75pt" fo:background-color="#ffffff"/>
    </style:style>
    <style:style style:name="P2" style:family="paragraph" style:parent-style-name="Text_20_body" style:list-style-name="L8">
      <style:paragraph-properties fo:margin-left="0in" fo:margin-right="0in" fo:margin-top="0in" fo:margin-bottom="0.2083in" fo:line-height="140%" fo:text-indent="0in" style:auto-text-indent="false" fo:padding-left="0.1043in" fo:padding-right="0.1043in" fo:padding-top="0.4689in" fo:padding-bottom="0.1563in" fo:border="0.0008in solid #dddddd"/>
      <style:text-properties fo:font-size="15.75pt" fo:background-color="#ffffff"/>
    </style:style>
    <style:style style:name="P3" style:family="paragraph" style:parent-style-name="Text_20_body" style:list-style-name="L7">
      <style:paragraph-properties fo:margin-top="0in" fo:margin-bottom="0.2083in" fo:line-height="140%" fo:padding-left="0.1043in" fo:padding-right="0.1043in" fo:padding-top="0.4689in" fo:padding-bottom="0.1563in" fo:border="0.0008in solid #dddddd"/>
      <style:text-properties fo:font-size="15.75pt" fo:background-color="#ffffff"/>
    </style:style>
    <style:style style:name="P4" style:family="paragraph" style:parent-style-name="Text_20_body" style:list-style-name="L8">
      <style:paragraph-properties fo:margin-top="0in" fo:margin-bottom="0.2083in" fo:line-height="140%" fo:padding-left="0.1043in" fo:padding-right="0.1043in" fo:padding-top="0.4689in" fo:padding-bottom="0.1563in" fo:border="0.0008in solid #dddddd"/>
      <style:text-properties fo:font-size="15.75pt" fo:background-color="#ffffff"/>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9"/>
    <style:style style:name="P12" style:family="paragraph" style:parent-style-name="Standard" style:list-style-name="L10"/>
    <style:style style:name="P13" style:family="paragraph" style:parent-style-name="Standard" style:list-style-name="L11"/>
    <style:style style:name="P14" style:family="paragraph" style:parent-style-name="Standard" style:list-style-name="L12"/>
    <style:style style:name="P15" style:family="paragraph" style:parent-style-name="Standard" style:list-style-name="L13"/>
    <style:style style:name="P16" style:family="paragraph" style:parent-style-name="Standard" style:list-style-name="L14"/>
    <style:style style:name="P17" style:family="paragraph" style:parent-style-name="Standard" style:list-style-name="L15"/>
    <style:style style:name="P18" style:family="paragraph" style:parent-style-name="Standard" style:list-style-name="L16"/>
    <style:style style:name="P19" style:family="paragraph" style:parent-style-name="Standard" style:list-style-name="L17"/>
    <style:style style:name="P20" style:family="paragraph" style:parent-style-name="Standard" style:list-style-name="L18"/>
    <style:style style:name="P21" style:family="paragraph" style:parent-style-name="Standard" style:list-style-name="L19"/>
    <style:style style:name="P22" style:family="paragraph" style:parent-style-name="Standard" style:list-style-name="L20"/>
    <style:style style:name="P23" style:family="paragraph" style:parent-style-name="Standard" style:list-style-name="L21"/>
    <style:style style:name="P24" style:family="paragraph" style:parent-style-name="Standard" style:list-style-name="L22"/>
    <style:style style:name="P25" style:family="paragraph" style:parent-style-name="Standard" style:list-style-name="L23"/>
    <style:style style:name="P26" style:family="paragraph" style:parent-style-name="Standard" style:list-style-name="L24"/>
    <style:style style:name="P27" style:family="paragraph" style:parent-style-name="Standard" style:list-style-name="L25"/>
    <style:style style:name="P28" style:family="paragraph" style:parent-style-name="Heading_20_3">
      <style:paragraph-properties fo:margin-left="0in" fo:margin-right="0in" fo:margin-top="0.1043in" fo:margin-bottom="0.1043in" fo:line-height="110%" fo:text-indent="0in" style:auto-text-indent="false"/>
      <style:text-properties fo:font-size="18pt" fo:font-weight="bold"/>
    </style:style>
    <style:style style:name="P29" style:family="paragraph" style:parent-style-name="Preformatted_20_Text">
      <style:paragraph-properties fo:margin-left="0in" fo:margin-right="0in" fo:margin-top="0in" fo:margin-bottom="0.2083in" fo:line-height="140%" fo:text-indent="0in" style:auto-text-indent="false" fo:background-color="#f5f5f5" fo:padding="0in" fo:border="none">
        <style:background-image/>
      </style:paragraph-properties>
    </style:style>
    <style:style style:name="P30" style:family="paragraph" style:parent-style-name="Preformatted_20_Text">
      <style:paragraph-properties fo:margin-top="0in" fo:margin-bottom="0.2083in" fo:line-height="140%" fo:background-color="#f5f5f5" fo:padding="0in" fo:border="none">
        <style:background-image/>
      </style:paragraph-properties>
    </style:style>
    <style:style style:name="P31" style:family="paragraph" style:parent-style-name="List_20_Heading">
      <style:paragraph-properties fo:margin-left="0in" fo:margin-right="0in" fo:margin-top="0in" fo:margin-bottom="0.2083in" fo:line-height="140%" fo:text-indent="0in" style:auto-text-indent="false" fo:padding-left="0.1043in" fo:padding-right="0.1043in" fo:padding-top="0.4689in" fo:padding-bottom="0.1563in" fo:border="0.0008in solid #dddddd"/>
      <style:text-properties fo:font-size="15.75pt" fo:background-color="#ffffff"/>
    </style:style>
    <style:style style:name="P32" style:family="paragraph" style:parent-style-name="List_20_Heading">
      <style:paragraph-properties fo:margin-top="0in" fo:margin-bottom="0.2083in" fo:line-height="140%" fo:padding-left="0.1043in" fo:padding-right="0.1043in" fo:padding-top="0.4689in" fo:padding-bottom="0.1563in" fo:border="0.0008in solid #dddddd"/>
      <style:text-properties fo:font-size="15.75pt" fo:background-color="#ffffff"/>
    </style:style>
    <style:style style:name="P33" style:family="paragraph" style:parent-style-name="List_20_Contents">
      <style:paragraph-properties fo:margin-top="0in" fo:margin-bottom="0.2083in" fo:line-height="140%" fo:padding-left="0.1043in" fo:padding-right="0.1043in" fo:padding-top="0.4689in" fo:padding-bottom="0.1563in" fo:border="0.0008in solid #dddddd"/>
      <style:text-properties fo:font-size="15.75pt" fo:background-color="#ffffff"/>
    </style:style>
    <style:style style:name="T1" style:family="text">
      <style:text-properties fo:font-size="15.75pt"/>
    </style:style>
    <style:style style:name="T2" style:family="text">
      <style:text-properties fo:font-size="15.75pt" fo:font-weight="bold"/>
    </style:style>
    <style:style style:name="T3" style:family="text">
      <style:text-properties fo:font-size="15.75pt" fo:font-style="italic"/>
    </style:style>
    <style:style style:name="T4" style:family="text">
      <style:text-properties fo:font-size="15.75pt" fo:background-color="#ffffff"/>
    </style:style>
    <style:style style:name="T5" style:family="text">
      <style:text-properties fo:color="#404040"/>
    </style:style>
    <style:style style:name="T6" style:family="text">
      <style:text-properties fo:color="#404040" style:font-name="Menlo" fo:font-size="15.75pt"/>
    </style:style>
    <style:style style:name="T7" style:family="text">
      <style:text-properties style:font-name="Menlo"/>
    </style:style>
    <style:style style:name="T8" style:family="text">
      <style:text-properties style:font-name="Menlo" fo:font-size="15.75pt"/>
    </style:style>
    <style:style style:name="T9" style:family="text">
      <style:text-properties fo:color="#31708f" fo:font-size="15.75pt" fo:background-color="#d9edf7"/>
    </style:style>
    <style:style style:name="T10" style:family="text">
      <style:text-properties fo:color="#31708f" fo:font-size="15.75pt" fo:font-style="italic"/>
    </style:style>
    <style:style style:name="T11" style:family="text">
      <style:text-properties fo:color="#31708f" fo:font-size="15.75pt" fo:background-color="#ffffff"/>
    </style:style>
    <style:style style:name="T12" style:family="text">
      <style:text-properties fo:color="#31708f" style:font-name="Menlo"/>
    </style:style>
    <style:style style:name="T13" style:family="text">
      <style:text-properties fo:color="#a94442"/>
    </style:style>
    <style:style style:name="T14" style:family="text">
      <style:text-properties fo:color="#a94442" fo:font-size="15.75pt"/>
    </style:style>
    <style:style style:name="T15" style:family="text">
      <style:text-properties fo:color="#a94442" fo:font-size="15.75pt" style:text-underline-style="solid" style:text-underline-width="auto" style:text-underline-color="font-color" fo:background-color="#d9edf7"/>
    </style:style>
    <style:style style:name="T16" style:family="text">
      <style:text-properties fo:color="#a94442" fo:font-size="15.75pt" fo:background-color="#f2dede"/>
    </style:style>
    <style:style style:name="T17" style:family="text">
      <style:text-properties fo:color="#a94442" fo:font-size="15.75pt" fo:font-weight="bold" fo:background-color="#f2dede"/>
    </style:style>
    <style:style style:name="T18" style:family="text">
      <style:text-properties fo:color="#a94442" fo:font-size="15.75pt" fo:background-color="#ffffff"/>
    </style:style>
    <style:style style:name="T19" style:family="text">
      <style:text-properties fo:color="#a94442" style:font-name="Menlo"/>
    </style:style>
    <style:style style:name="T20" style:family="text">
      <style:text-properties fo:color="#a94442" style:font-name="Menlo" fo:font-size="15.75pt"/>
    </style:style>
    <style:style style:name="T21" style:family="text">
      <style:text-properties fo:color="#a94442" style:font-name="Menlo" fo:font-size="15.75pt" fo:background-color="#f2dede"/>
    </style:style>
    <style:style style:name="T22" style:family="text">
      <style:text-properties fo:color="#a94442" style:font-name="Menlo" fo:font-size="15.75pt" fo:background-color="transparent"/>
    </style:style>
    <style:style style:name="T23" style:family="text">
      <style:text-properties fo:color="#a94442" fo:background-color="#f2dede"/>
    </style:style>
    <style:style style:name="T24" style:family="text">
      <style:text-properties fo:color="#a94442" fo:background-color="transparent"/>
    </style:style>
    <style:style style:name="T25" style:family="text">
      <style:text-properties fo:font-variant="normal" fo:text-transform="none" fo:color="#222222" style:font-name="system-ui" fo:font-size="15.75pt" fo:letter-spacing="normal" fo:font-style="normal" fo:font-weight="normal"/>
    </style:style>
    <style:style style:name="T26" style:family="text">
      <style:text-properties fo:font-variant="normal" fo:text-transform="none" fo:color="#0000cc" style:text-line-through-style="none" fo:letter-spacing="normal" style:text-underline-style="none" style:text-blinking="false"/>
    </style:style>
    <style:style style:name="T27" style:family="text">
      <style:text-properties fo:font-variant="normal" fo:text-transform="none" fo:color="#0000cc" style:font-name="system-ui" fo:font-size="15.75pt" fo:letter-spacing="normal" fo:font-style="normal" style:text-underline-style="solid" style:text-underline-width="auto" style:text-underline-color="font-color" fo:font-weight="normal"/>
    </style:style>
    <style:style style:name="T28" style:family="text">
      <style:text-properties fo:font-variant="normal" fo:text-transform="none" fo:color="#a94442" style:font-name="system-ui" fo:font-size="10.5pt" fo:letter-spacing="normal" fo:font-style="normal" fo:font-weight="normal"/>
    </style:style>
    <style:style style:name="T29" style:family="text">
      <style:text-properties fo:font-variant="normal" fo:text-transform="none" fo:color="#333333" style:font-name="Menlo" fo:font-size="15.75pt" fo:letter-spacing="normal" fo:font-style="normal" fo:font-weight="normal" fo:background-color="transparent"/>
    </style:style>
    <style:style style:name="T30" style:family="text">
      <style:text-properties fo:font-variant="normal" fo:text-transform="none" fo:color="#333333" style:font-name="Menlo" fo:font-size="9.75pt" fo:letter-spacing="normal" fo:font-style="normal" fo:font-weight="normal" fo:background-color="transparent"/>
    </style:style>
    <style:style style:name="T31" style:family="text">
      <style:text-properties fo:font-variant="normal" fo:text-transform="none" fo:color="#333333" fo:letter-spacing="normal" fo:background-color="transparent"/>
    </style:style>
    <style:style style:name="T32" style:family="text">
      <style:text-properties fo:font-variant="normal" fo:text-transform="none" fo:font-style="normal"/>
    </style:style>
    <style:style style:name="T33" style:family="text">
      <style:text-properties fo:color="#0000cc" style:text-underline-style="solid" style:text-underline-width="auto" style:text-underline-color="font-color"/>
    </style:style>
    <style:style style:name="T34" style:family="text">
      <style:text-properties fo:color="#0000cc" style:text-underline-style="solid" style:text-underline-width="auto" style:text-underline-color="font-color" fo:background-color="#ffffff"/>
    </style:style>
    <style:style style:name="T35" style:family="text">
      <style:text-properties fo:color="#0000cc" style:text-underline-style="solid" style:text-underline-width="auto" style:text-underline-color="font-color" fo:background-color="#f2dede"/>
    </style:style>
    <style:style style:name="T36" style:family="text">
      <style:text-properties fo:color="#0000cc" style:text-underline-style="solid" style:text-underline-width="auto" style:text-underline-color="font-color" fo:background-color="#eeeeee"/>
    </style:style>
    <style:style style:name="T37" style:family="text">
      <style:text-properties fo:color="#0000cc" fo:font-size="15.75pt" style:text-underline-style="solid" style:text-underline-width="auto" style:text-underline-color="font-color"/>
    </style:style>
    <style:style style:name="T38" style:family="text">
      <style:text-properties fo:color="#0000cc" fo:font-size="15.75pt" style:text-underline-style="solid" style:text-underline-width="auto" style:text-underline-color="font-color" fo:background-color="#f2dede"/>
    </style:style>
    <style:style style:name="T39" style:family="text">
      <style:text-properties fo:color="#0000cc" fo:font-size="15.75pt" style:text-underline-style="solid" style:text-underline-width="auto" style:text-underline-color="font-color" fo:background-color="#ffffff"/>
    </style:style>
    <style:style style:name="T40" style:family="text">
      <style:text-properties fo:font-style="italic"/>
    </style:style>
    <style:style style:name="T41" style:family="text">
      <style:text-properties fo:color="#333333" style:font-name="Menlo" fo:font-size="15.75pt" fo:background-color="transparent"/>
    </style:style>
    <style:style style:name="T42" style:family="text">
      <style:text-properties fo:color="#333333" fo:background-color="transparent"/>
    </style:style>
    <style:style style:name="T43" style:family="text">
      <style:text-properties fo:font-weight="bold"/>
    </style:style>
    <style:style style:name="T44" style:family="text">
      <style:text-properties fo:color="#3c763d" fo:font-size="15.75pt"/>
    </style:style>
    <style:style style:name="T45" style:family="text">
      <style:text-properties fo:color="#3c763d" fo:font-size="15.75pt" fo:background-color="#ffffff"/>
    </style:style>
    <style:style style:name="T46" style:family="text">
      <style:text-properties fo:color="#3c763d" fo:background-color="#dff0d8"/>
    </style:style>
    <style:style style:name="T47" style:family="text">
      <style:text-properties fo:font-size="11.25pt"/>
    </style:style>
    <style:style style:name="T48" style:family="text">
      <style:text-properties fo:font-size="22.5pt" fo:font-weight="bold"/>
    </style:style>
    <style:style style:name="T49" style:family="text">
      <style:text-properties fo:font-size="18pt" fo:font-weight="bold"/>
    </style:style>
    <style:style style:name="T50" style:family="text">
      <style:text-properties fo:background-color="#eeeeee"/>
    </style:style>
    <style:style style:name="fr1"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draw:frame-display-border="false"/>
    </style:style>
    <style:style style:name="Sect1" style:family="section">
      <style:section-properties fo:background-color="transparent"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18">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19">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20">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text:style-name="Numbering_20_Symbols" style:num-suffix="." style:num-format="A" text:start-value="24">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23">
      <text:list-level-style-number text:level="1" text:style-name="Numbering_20_Symbols" style:num-suffix="." style:num-format="1" text:start-value="10">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1" text:anchor-type="page" text:anchor-page-number="1" svg:x="0in" svg:y="0in" svg:width="8.5in" svg:height="0.0161in" draw:z-index="0">
        <draw:floating-frame xlink:href="https://googleads.g.doubleclick.net/pagead/ads?gdpr=0&amp;us_privacy=1---&amp;gpp_sid=-1&amp;client=ca-pub-4936639296773650&amp;output=html&amp;h=280&amp;slotname=7512016927&amp;adk=1741374776&amp;adf=2214034440&amp;pi=t.ma~as.7512016927&amp;w=966&amp;abgtt=6&amp;fwrn=4&amp;fwrnh=100&amp;lmt=1752749618&amp;rafmt=1&amp;format=966x280&amp;url=https%3A%2F%2Ftutorial.techaltum.com%2Fattribute.html&amp;fwr=0&amp;fwrattr=true&amp;rpe=1&amp;resp_fmts=3&amp;wgl=1&amp;uach=WyJXaW5kb3dzIiwiMTkuMC4wIiwieDg2IiwiIiwiMTM4LjAuNzIwNC4xODUiLG51bGwsMCxudWxsLCI2NCIsW1siTm90KUE7QnJhbmQiLCI4LjAuMC4wIl0sWyJDaHJvbWl1bSIsIjEzOC4wLjcyMDQuMTg1Il0sWyJHb29nbGUgQ2hyb21lIiwiMTM4LjAuNzIwNC4xODUiXV0sMF0.&amp;dt=1755114424101&amp;bpp=1&amp;bdt=85&amp;idt=72&amp;shv=r20250812&amp;mjsv=m202508070101&amp;ptt=9&amp;saldr=aa&amp;abxe=1&amp;cookie_enabled=1&amp;eo_id_str=ID%3Dc17eea526e6eb4ff%3AT%3D1755092106%3ART%3D1755114390%3AS%3DAA-Afjay9Te9DA5zLW7V7_w3Z42u&amp;prev_fmts=0x0%2C306x250%2C966x280%2C966x280&amp;nras=1&amp;correlator=6754978915102&amp;frm=20&amp;pv=1&amp;u_tz=-420&amp;u_his=7&amp;u_h=1080&amp;u_w=1920&amp;u_ah=1080&amp;u_aw=1920&amp;u_cd=24&amp;u_sd=1&amp;dmc=8&amp;adx=635&amp;ady=5625&amp;biw=1905&amp;bih=991&amp;scr_x=0&amp;scr_y=1691&amp;eid=31093899%2C31093926%2C31093928%2C31093933%2C31093974%2C31093983%2C95362656%2C95367636%2C95368519%2C95359266&amp;oid=2&amp;pvsid=2074356972105652&amp;tmod=917265851&amp;uas=3&amp;nvt=1&amp;ref=https%3A%2F%2Ftutorial.techaltum.com%2FHtmlBasics.html&amp;fc=1920&amp;brdim=0%2C0%2C0%2C0%2C1920%2C0%2C1920%2C1080%2C1920%2C991&amp;vis=1&amp;rsz=%7C%7CeEbr%7C&amp;abl=CS&amp;pfx=0&amp;fu=128&amp;bc=31&amp;bz=1&amp;td=1&amp;tdf=2&amp;psd=W251bGwsbnVsbCxudWxsLDNd&amp;nt=1&amp;ifi=5&amp;uci=a!5&amp;btvi=4&amp;fsb=1&amp;dtd=6813" xlink:type="simple" xlink:show="embed" xlink:actuate="onLoad" draw:frame-name="aswift_4"/>
      </draw:frame>
      <draw:frame draw:style-name="fr1" draw:name="Object2" text:anchor-type="page" text:anchor-page-number="1" svg:x="0in" svg:y="0in" svg:width="8.5in" svg:height="0.0161in" draw:z-index="1">
        <draw:floating-frame xlink:href="https://googleads.g.doubleclick.net/pagead/ads?gdpr=0&amp;us_privacy=1---&amp;gpp_sid=-1&amp;client=ca-pub-4936639296773650&amp;output=html&amp;h=280&amp;slotname=7512016927&amp;adk=1741374776&amp;adf=193710346&amp;pi=t.ma~as.7512016927&amp;w=966&amp;abgtt=6&amp;fwrn=4&amp;fwrnh=100&amp;lmt=1752749618&amp;rafmt=1&amp;format=966x280&amp;url=https%3A%2F%2Ftutorial.techaltum.com%2Fattribute.html&amp;fwr=0&amp;rpe=1&amp;resp_fmts=3&amp;wgl=1&amp;uach=WyJXaW5kb3dzIiwiMTkuMC4wIiwieDg2IiwiIiwiMTM4LjAuNzIwNC4xODUiLG51bGwsMCxudWxsLCI2NCIsW1siTm90KUE7QnJhbmQiLCI4LjAuMC4wIl0sWyJDaHJvbWl1bSIsIjEzOC4wLjcyMDQuMTg1Il0sWyJHb29nbGUgQ2hyb21lIiwiMTM4LjAuNzIwNC4xODUiXV0sMF0.&amp;dt=1755114424102&amp;bpp=1&amp;bdt=86&amp;idt=75&amp;shv=r20250812&amp;mjsv=m202508070101&amp;ptt=9&amp;saldr=aa&amp;abxe=1&amp;cookie_enabled=1&amp;eo_id_str=ID%3Dc17eea526e6eb4ff%3AT%3D1755092106%3ART%3D1755114390%3AS%3DAA-Afjay9Te9DA5zLW7V7_w3Z42u&amp;prev_fmts=0x0%2C306x250%2C966x280%2C966x280%2C966x280&amp;nras=1&amp;correlator=6754978915102&amp;frm=20&amp;pv=1&amp;u_tz=-420&amp;u_his=7&amp;u_h=1080&amp;u_w=1920&amp;u_ah=1080&amp;u_aw=1920&amp;u_cd=24&amp;u_sd=1&amp;dmc=8&amp;adx=635&amp;ady=7050&amp;biw=1905&amp;bih=991&amp;scr_x=0&amp;scr_y=3146&amp;eid=31093899%2C31093926%2C31093928%2C31093933%2C31093974%2C31093983%2C95362656%2C95367636%2C95368519%2C95359266&amp;oid=2&amp;pvsid=2074356972105652&amp;tmod=917265851&amp;uas=1&amp;nvt=1&amp;ref=https%3A%2F%2Ftutorial.techaltum.com%2FHtmlBasics.html&amp;fc=1920&amp;brdim=0%2C0%2C0%2C0%2C1920%2C0%2C1920%2C1080%2C1920%2C991&amp;vis=1&amp;rsz=%7C%7CeEbr%7C&amp;abl=CS&amp;pfx=0&amp;fu=128&amp;bc=31&amp;bz=1&amp;td=1&amp;tdf=2&amp;psd=W251bGwsbnVsbCxudWxsLDNd&amp;nt=1&amp;ifi=6&amp;uci=a!6&amp;btvi=5&amp;fsb=1&amp;dtd=8934" xlink:type="simple" xlink:show="embed" xlink:actuate="onLoad" draw:frame-name="aswift_5"/>
      </draw:frame>
      <draw:frame draw:style-name="fr1" draw:name="Object3" text:anchor-type="page" text:anchor-page-number="1" svg:x="0in" svg:y="0in" svg:width="8.5in" svg:height="0.0161in" draw:z-index="2">
        <draw:floating-frame xlink:href="https://googleads.g.doubleclick.net/pagead/ads?gdpr=0&amp;us_privacy=1---&amp;gpp_sid=-1&amp;client=ca-pub-4936639296773650&amp;output=html&amp;h=280&amp;slotname=7512016927&amp;adk=1741374776&amp;adf=3471169651&amp;pi=t.ma~as.7512016927&amp;w=966&amp;abgtt=6&amp;fwrn=4&amp;fwrnh=100&amp;lmt=1752749618&amp;rafmt=1&amp;format=966x280&amp;url=https%3A%2F%2Ftutorial.techaltum.com%2Fattribute.html&amp;fwr=0&amp;fwrattr=true&amp;rpe=1&amp;resp_fmts=3&amp;wgl=1&amp;uach=WyJXaW5kb3dzIiwiMTkuMC4wIiwieDg2IiwiIiwiMTM4LjAuNzIwNC4xODUiLG51bGwsMCxudWxsLCI2NCIsW1siTm90KUE7QnJhbmQiLCI4LjAuMC4wIl0sWyJDaHJvbWl1bSIsIjEzOC4wLjcyMDQuMTg1Il0sWyJHb29nbGUgQ2hyb21lIiwiMTM4LjAuNzIwNC4xODUiXV0sMF0.&amp;dt=1755114424103&amp;bpp=1&amp;bdt=87&amp;idt=75&amp;shv=r20250812&amp;mjsv=m202508070101&amp;ptt=9&amp;saldr=aa&amp;abxe=1&amp;cookie_enabled=1&amp;eo_id_str=ID%3Dc17eea526e6eb4ff%3AT%3D1755092106%3ART%3D1755114390%3AS%3DAA-Afjay9Te9DA5zLW7V7_w3Z42u&amp;prev_fmts=0x0%2C306x250%2C966x280%2C966x280%2C966x280%2C966x280&amp;nras=1&amp;correlator=6754978915102&amp;frm=20&amp;pv=1&amp;u_tz=-420&amp;u_his=7&amp;u_h=1080&amp;u_w=1920&amp;u_ah=1080&amp;u_aw=1920&amp;u_cd=24&amp;u_sd=1&amp;dmc=8&amp;adx=635&amp;ady=8783&amp;biw=1905&amp;bih=991&amp;scr_x=0&amp;scr_y=4888&amp;eid=31093899%2C31093926%2C31093928%2C31093933%2C31093974%2C31093983%2C95362656%2C95367636%2C95368519%2C95359266&amp;oid=2&amp;pvsid=2074356972105652&amp;tmod=917265851&amp;uas=1&amp;nvt=1&amp;ref=https%3A%2F%2Ftutorial.techaltum.com%2FHtmlBasics.html&amp;fc=1920&amp;brdim=0%2C0%2C0%2C0%2C1920%2C0%2C1920%2C1080%2C1920%2C991&amp;vis=1&amp;rsz=%7C%7CeEbr%7C&amp;abl=CS&amp;pfx=0&amp;fu=128&amp;bc=31&amp;bz=1&amp;td=1&amp;tdf=2&amp;psd=W251bGwsbnVsbCxudWxsLDNd&amp;nt=1&amp;ifi=7&amp;uci=a!7&amp;btvi=6&amp;fsb=1&amp;dtd=10577" xlink:type="simple" xlink:show="embed" xlink:actuate="onLoad" draw:frame-name="aswift_6"/>
      </draw:frame>
      <text:p text:style-name="Standard">HTML hyperlinks are built using &lt;a&gt; tag, formally known as the anchor tag . A Hyperlink defines a link &lt;a href=""&gt; between webpages in html. A hyperlink connect a webpage with other webpages or external pages. Hyperlink can be used as Internal Link, External Link, Email Link or telephone link .</text:p>
      <text:p text:style-name="Standard">In HTML5, an hyperlink can contain both block level and inline level elements. That means, we can write text, image or a div inside hyperlink.</text:p>
      <text:p text:style-name="Standard"/>
      <text:p text:style-name="Standard"><text:bookmark text:name="anchor-tag"/> Anchor Tag</text:p>
      <text:p text:style-name="Standard">Anchor Tag was the previous name of hyperlinks till html4/xhtml. But in HTML5, the anchor tag was renamed hyperlink.</text:p>
      <text:p text:style-name="Standard">Anchor Tag</text:p>
      <text:p text:style-name="Standard"/>
      <text:p text:style-name="Standard">&lt;a&gt;Anchor Tag&lt;/a&gt;</text:p>
      <text:p text:style-name="Standard"><text:bookmark text:name="hyperlink"/> Hyperlink</text:p>
      <text:p text:style-name="Standard">Hyperlink means an a tag with href attribute. Hyperlink is used to link webpages.</text:p>
      <text:p text:style-name="Standard">Hyperlink Tag</text:p>
      <text:p text:style-name="Standard"/>
      <text:p text:style-name="Standard">&lt;a href=""&gt;Hyperlink Tag&lt;/a&gt;</text:p>
      <text:p text:style-name="Standard"><text:s text:c="20"/></text:p>
      <text:p text:style-name="Standard"/>
      <text:p text:style-name="Standard">Hyperlink Attributes</text:p>
      <text:p text:style-name="Standard">Hyperlinks includes both compulsory and recommended attributes. Here are the attributes used in hyperlinks.</text:p>
      <text:p text:style-name="Standard">Iframe Attributes</text:p>
      <table:table table:name="Table1" table:style-name="Table1">
        <table:table-column table:style-name="Table1.A"/>
        <table:table-column table:style-name="Table1.B"/>
        <table:table-header-rows>
          <table:table-row>
            <table:table-cell table:style-name="Table1.A1" office:value-type="string">
              <text:p text:style-name="Standard">Attribute</text:p>
            </table:table-cell>
            <table:table-cell table:style-name="Table1.A1" office:value-type="string">
              <text:p text:style-name="Standard">Use</text:p>
            </table:table-cell>
          </table:table-row>
        </table:table-header-rows>
        <table:table-row>
          <table:table-cell table:style-name="Table1.A1" office:value-type="string">
            <text:p text:style-name="Standard">href</text:p>
          </table:table-cell>
          <table:table-cell table:style-name="Table1.A1" office:value-type="string">
            <text:p text:style-name="Standard">http path hyperlink</text:p>
          </table:table-cell>
        </table:table-row>
        <table:table-row>
          <table:table-cell table:style-name="Table1.A1" office:value-type="string">
            <text:p text:style-name="Standard">target</text:p>
          </table:table-cell>
          <table:table-cell table:style-name="Table1.A1" office:value-type="string">
            <text:p text:style-name="Standard">target of hyperlink, by-default its _self.</text:p>
          </table:table-cell>
        </table:table-row>
        <table:table-row>
          <table:table-cell table:style-name="Table1.A1" office:value-type="string">
            <text:p text:style-name="Standard">download</text:p>
          </table:table-cell>
          <table:table-cell table:style-name="Table1.A1" office:value-type="string">
            <text:p text:style-name="Standard">to download hyperlink path instead of opening</text:p>
          </table:table-cell>
        </table:table-row>
        <table:table-row>
          <table:table-cell table:style-name="Table1.A1" office:value-type="string">
            <text:p text:style-name="Standard">rel</text:p>
          </table:table-cell>
          <table:table-cell table:style-name="Table1.A1" office:value-type="string">
            <text:p text:style-name="Standard">rel="noreferrer" or rel="noopener" for external links</text:p>
          </table:table-cell>
        </table:table-row>
        <table:table-row>
          <table:table-cell table:style-name="Table1.A1" office:value-type="string">
            <text:p text:style-name="Standard">tabindex</text:p>
          </table:table-cell>
          <table:table-cell table:style-name="Table1.A1" office:value-type="string">
            <text:p text:style-name="Standard">change tabindex of hyperlinks</text:p>
          </table:table-cell>
        </table:table-row>
      </table:table>
      <text:section text:style-name="Sect1" text:name="aswift_2_host">
        <text:p text:style-name="Standard"/>
      </text:section>
      <text:p text:style-name="Standard"/>
      <text:p text:style-name="Standard"><text:bookmark text:name="type-of-links"/> Type of Hyperlinks</text:p>
      <text:p text:style-name="Standard">There are six types hyperlinks. Types of Hyperlinks are defined on the basis of their path. Here are six type of html hyperlinks with example and usage.</text:p>
      <text:p text:style-name="Standard">Hyperlinks Types</text:p>
      <text:list xml:id="list2922891430837533031" text:style-name="L24">
        <text:list-item>
          <text:p text:style-name="P26">Empty Link</text:p>
        </text:list-item>
        <text:list-item>
          <text:p text:style-name="P26">Relative Link</text:p>
        </text:list-item>
        <text:list-item>
          <text:p text:style-name="P26">Absolute Link</text:p>
        </text:list-item>
        <text:list-item>
          <text:p text:style-name="P26">Internal Link</text:p>
        </text:list-item>
        <text:list-item>
          <text:p text:style-name="P26">Mailto Link</text:p>
        </text:list-item>
        <text:list-item>
          <text:p text:style-name="P26">Telephone Link</text:p>
        </text:list-item>
      </text:list>
      <text:p text:style-name="Standard"/>
      <text:p text:style-name="Standard"><text:bookmark text:name="empty-link"/> Empty Link</text:p>
      <text:p text:style-name="Standard">An hyperlink without href value is a blank link. Usually we avoid empty hyperlinks as they refresh or reload webpages.</text:p>
      <text:p text:style-name="Standard">Empty Link</text:p>
      <text:p text:style-name="Standard"><text:s text:c="4"/>&lt;a href=""&gt;Empty Link&lt;/a&gt; <text:s text:c="3"/></text:p>
      <text:p text:style-name="Standard"><text:soft-page-break/>Prevent hyperlink to reload page</text:p>
      <text:p text:style-name="Standard">Empty Link</text:p>
      <text:p text:style-name="Standard"/>
      <text:p text:style-name="Standard"><text:s text:c="4"/>&lt;a href="javascript:void(0)"&gt;Empty Link&lt;/a&gt; <text:s text:c="3"/></text:p>
      <text:p text:style-name="Standard"/>
      <text:p text:style-name="Standard"><text:bookmark text:name="relative-link"/> Relative Path</text:p>
      <text:p text:style-name="Standard">Relative link means a hyperlink with path relative to root directory. If your webpage is saved on desktop, then desktop is your root directory, but if it's in a folder, that folder is your root directory.</text:p>
      <text:p text:style-name="Standard"/>
      <text:p text:style-name="Standard">&lt;a href="webdesigning.html"&gt;Web Designing Tutorials &lt;/a&gt; <text:s/></text:p>
      <text:p text:style-name="Standard"/>
      <text:p text:style-name="Standard"><text:bookmark text:name="absolute-link"/> Absolute Path</text:p>
      <text:p text:style-name="Standard">Absolute Link is hyperlink with Absolute Path. This could be http, https, or file protocol based.</text:p>
      <text:p text:style-name="Standard"/>
      <text:p text:style-name="Standard">&lt;a href="https://tutorial.techaltum.com/webdesigning.html"&gt;Web Designing Tutorials &lt;/a&gt; <text:s/></text:p>
      <text:p text:style-name="Standard"/>
      <text:p text:style-name="Standard"><text:bookmark text:name="internal-link"/> Internal Link</text:p>
      <text:p text:style-name="Standard">Internal Link is hyperlink with Internal Path. To call an element with id, internal link is used. As id is unique, internal link call that element.</text:p>
      <text:p text:style-name="Standard"/>
      <text:p text:style-name="Standard">&lt;a href="#home"&gt;Home&lt;/a&gt; <text:s/></text:p>
      <text:p text:style-name="Standard">&lt;a href="#about"&gt;About&lt;/a&gt; <text:s/></text:p>
      <text:p text:style-name="Standard">&lt;a href="#blog"&gt;Blog&lt;/a&gt; </text:p>
      <text:p text:style-name="Standard"><text:s text:c="2"/></text:p>
      <text:p text:style-name="Standard">&lt;div id="home"&gt;Section 1 Division&lt;/div&gt; </text:p>
      <text:p text:style-name="Standard">&lt;div id="about"&gt;Section 2 Division&lt;/div&gt; </text:p>
      <text:p text:style-name="Standard">&lt;div id="blog"&gt;Section 3 Division&lt;/div&gt; </text:p>
      <text:p text:style-name="Standard"><text:s text:c="2"/></text:p>
      <text:p text:style-name="Standard"/>
      <text:p text:style-name="Standard"><text:bookmark text:name="mailto-link"/> Email Link</text:p>
      <text:p text:style-name="Standard">Mailto is used to create Click to mail link or Email Link in html. This is very useful when we are showing our mail to user. On click of mail link, your mail application, (Outlook, Gmail, mail etc) will open compose tab.</text:p>
      <text:p text:style-name="Standard">Mail Us</text:p>
      <text:p text:style-name="Standard"/>
      <text:p text:style-name="Standard">&lt;a href="mailto:user@domain.com"&gt;Mail Us&lt;/a&gt; <text:s text:c="4"/></text:p>
      <text:p text:style-name="Standard">Mail with Subject</text:p>
      <text:p text:style-name="Standard">Mail Us</text:p>
      <text:p text:style-name="Standard"/>
      <text:p text:style-name="Standard">&lt;a href="mailto:user@domain.com?subject=test"&gt;Mail Us&lt;/a&gt; <text:s text:c="4"/></text:p>
      <text:p text:style-name="Standard">Mail with Subject and cc</text:p>
      <text:p text:style-name="Standard">Mail Us</text:p>
      <text:p text:style-name="Standard"/>
      <text:p text:style-name="Standard">&lt;a href="mailto:user@domain.com?subject=test&amp;cc=mail2@domain.com"&gt;Mail Us&lt;/a&gt; <text:s text:c="4"/></text:p>
      <text:p text:style-name="Standard"/>
      <text:p text:style-name="Standard"><text:bookmark text:name="telephone-link"/> Telephone Link</text:p>
      <text:p text:style-name="Standard">Click to call is used using tel: followed by phone number in href. This is recommended on a webpage to show telephone numbers with click to call feature.</text:p>
      <text:p text:style-name="Standard">Click To Call</text:p>
      <text:p text:style-name="Standard"><text:soft-page-break/></text:p>
      <text:p text:style-name="Standard">&lt;a href="tel:+9101204280181"&gt;Call Tech Altum&lt;/a&gt; <text:s text:c="4"/></text:p>
      <text:p text:style-name="Standard"/>
      <text:p text:style-name="Standard"><text:bookmark text:name="sms-link"/> SMS Link</text:p>
      <text:p text:style-name="Standard">SMS link is used using sms: followed by phone number in href. This is used to send sms on click of link.</text:p>
      <text:p text:style-name="Standard">SMS me</text:p>
      <text:p text:style-name="Standard"/>
      <text:p text:style-name="Standard">&lt;a href="sms:+919898989898?&amp;body=hello there"&gt;Call Tech Altum&lt;/a&gt; <text:s text:c="4"/></text:p>
      <text:section text:style-name="Sect1" text:name="aswift_3_host">
        <text:p text:style-name="Standard"/>
      </text:section>
      <text:p text:style-name="Standard"/>
      <text:p text:style-name="Standard"><text:bookmark text:name="href"/> Hypertext Reference ( href="")</text:p>
      <text:p text:style-name="Standard">href attribute is used in an anchor tag to specify the URL( Uniform Resource Location) of the page link to go. It can be a relative link, absolute link or an id.</text:p>
      <text:p text:style-name="Standard"/>
      <text:p text:style-name="Standard"><text:bookmark text:name="relative-links"/> Relative Link</text:p>
      <text:p text:style-name="Standard">A relative Link is used to link pages within same domain.</text:p>
      <text:p text:style-name="Standard">Example of Relative link</text:p>
      <text:p text:style-name="Standard"/>
      <text:p text:style-name="Standard">&lt;a href="contact.html"&gt;Link 1&lt;/a&gt; <text:s text:c="6"/></text:p>
      <text:p text:style-name="Standard">Relative link in same directory</text:p>
      <text:p text:style-name="Standard"/>
      <text:p text:style-name="Standard">&lt;a href="blog/blog1.html"&gt;Link 2&lt;/a&gt; <text:s text:c="3"/></text:p>
      <text:p text:style-name="Standard">Relative link in child directory</text:p>
      <text:p text:style-name="Standard"/>
      <text:p text:style-name="Standard">&lt;a href="../cart.html"&gt;Link 3&lt;/a&gt; <text:s text:c="6"/></text:p>
      <text:p text:style-name="Standard">Relative link in parent directory</text:p>
      <text:p text:style-name="Standard"/>
      <text:p text:style-name="Standard">&lt;a href="/cart.html"&gt;Link 4&lt;/a&gt; <text:s text:c="8"/></text:p>
      <text:p text:style-name="Standard">Root directory</text:p>
      <text:p text:style-name="Standard"/>
      <text:p text:style-name="Standard"/>
      <text:p text:style-name="Standard"><text:bookmark text:name="absolute-links"/> Absolute Link</text:p>
      <text:p text:style-name="Standard">An Absolute Link is used to link pages from their Absolute Path. for exp<text:line-break/>&lt;a href="http://www.domain.com"&gt;Link&lt;/a&gt; is an Absolute Link as it contains domain name and page.</text:p>
      <text:p text:style-name="Standard">Example of Absolute link?</text:p>
      <text:p text:style-name="Standard"/>
      <text:p text:style-name="Standard">&lt;a href="http://www.domain.com"&gt;Link&lt;/a&gt; <text:s text:c="35"/></text:p>
      <text:p text:style-name="Standard">( Absolute Link) </text:p>
      <text:p text:style-name="Standard"/>
      <text:p text:style-name="Standard">&lt;a href="https://www.facebook.com/thetechaltum"&gt;Join us on Facebook&lt;/a&gt; <text:s text:c="4"/></text:p>
      <text:p text:style-name="Standard"><text:s/>( Absolute Link of facebook page)</text:p>
      <text:p text:style-name="Standard"/>
      <text:p text:style-name="Standard"/>
      <text:section text:style-name="Sect1" text:name="aswift_4_host">
        <text:p text:style-name="Standard"/>
      </text:section>
      <text:p text:style-name="Standard"/>
      <text:p text:style-name="Standard"><text:bookmark text:name="target-attribute"/> Target attribute</text:p>
      <text:p text:style-name="Standard">A target attribute ( target="" ) is used to tell window where to open that particular link.<text:line-break/>Various values of target</text:p>
      <text:list xml:id="list8376230607949408452" text:style-name="L25">
        <text:list-item>
          <text:p text:style-name="P27"><text:soft-page-break/>_self ( By Default)Open link in same window</text:p>
        </text:list-item>
        <text:list-item>
          <text:p text:style-name="P27">_blankopen link in new tab</text:p>
        </text:list-item>
        <text:list-item>
          <text:p text:style-name="P27">name of frame( iframe or frame)Open the link on frame whose name is there</text:p>
        </text:list-item>
      </text:list>
      <text:p text:style-name="Standard">Values of target attribute</text:p>
      <text:p text:style-name="Standard"><text:s text:c="16"/></text:p>
      <text:p text:style-name="Standard">&lt;iframe name="frame1" &gt;&lt;/iframe&gt;</text:p>
      <text:p text:style-name="Standard"/>
      <text:p text:style-name="Standard"/>
      <text:p text:style-name="Standard">&lt;a href="https://www.techaltum.com" target="_blank"&gt;_blank&lt;/a&gt;</text:p>
      <text:p text:style-name="Standard">&lt;a href="webdesigning.html" target="frame1"&gt;frame1&lt;/a&gt;&lt;</text:p>
      <text:p text:style-name="Standard">Click on the link to see behavior of following target</text:p>
      <text:p text:style-name="Standard"><text:line-break/><text:lin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 svg:font-family="Menlo, Monaco, Consolas, 'Courier New', monospace"/>
    <style:font-face style:name="OpenSymbol" svg:font-family="OpenSymbol"/>
    <style:font-face style:name="system-ui" svg:font-family="system-ui, 'Helvetica Neue',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L" style:family="text"/>
    <style:style style:name="User_20_Entry" style:display-name="User Entry" style:family="text">
      <style:text-properties style:font-name="Courier New" style:font-name-asian="NSimSun" style:font-name-complex="Courier New"/>
    </style:style>
    <style:style style:name="Q" style:family="text"/>
    <style:style style:name="Citation" style:family="text">
      <style:text-properties fo:font-style="italic" style:font-style-asian="italic" style:font-style-complex="italic"/>
    </style:style>
    <style:style style:name="Example" style:family="text">
      <style:text-properties style:font-name="Courier New" style:font-name-asian="NSimSun" style:font-name-complex="Courier New"/>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8-13T12:47:38.94</meta:creation-date>
    <dc:date>2025-08-13T12:55:55.96</dc:date>
    <dc:creator>Joseph Malone</dc:creator>
    <meta:editing-duration>PT1M11S</meta:editing-duration>
    <meta:editing-cycles>1</meta:editing-cycles>
    <meta:generator>OpenOffice/4.1.15$Win32 OpenOffice.org_project/4115m2$Build-9813</meta:generator>
    <meta:document-statistic meta:table-count="1" meta:image-count="0" meta:object-count="3" meta:page-count="4" meta:paragraph-count="108" meta:word-count="713" meta:character-count="4900"/>
  </office:meta>
</office:document-meta>
</file>